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fo:background-color="#ffffff"/>
    </style:style>
    <style:style style:name="P2" style:family="paragraph" style:parent-style-name="Standard">
      <style:text-properties fo:color="#008000" style:font-name="Consolas" fo:font-size="9.5pt" style:font-size-asian="9.5pt" fo:background-color="#ffffff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2b91af" style:font-name="Consolas" fo:font-size="9.5pt" style:font-size-asian="9.5pt" fo:background-color="#ffffff"/>
    </style:style>
    <style:style style:name="T4" style:family="text">
      <style:text-properties fo:color="#008000" style:font-name="Consolas" fo:font-size="9.5pt" style:font-size-asian="9.5pt" fo:background-color="#ffffff"/>
    </style:style>
    <style:style style:name="T5" style:family="text">
      <style:text-properties fo:color="#a31515" style:font-name="Consolas" fo:font-size="9.5pt" style:font-size-asian="9.5pt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using</text:span><text:span text:style-name="T2"> System;</text:span></text:p>
      <text:p text:style-name="Standard"><text:span text:style-name="T1">using</text:span><text:span text:style-name="T2"> System.Collections.Generic;</text:span></text:p>
      <text:p text:style-name="Standard"><text:span text:style-name="T1">using</text:span><text:span text:style-name="T2"> System.Linq;</text:span></text:p>
      <text:p text:style-name="Standard"><text:span text:style-name="T1">using</text:span><text:span text:style-name="T2"> System.Text;</text:span></text:p>
      <text:p text:style-name="Standard"><text:span text:style-name="T1">using</text:span><text:span text:style-name="T2"> System.Threading.Tasks;</text:span></text:p>
      <text:p text:style-name="Standard"><text:span text:style-name="T1">using</text:span><text:span text:style-name="T2"> BPBzadanie1;</text:span></text:p>
      <text:p text:style-name="Standard"><text:span text:style-name="T1">using</text:span><text:span text:style-name="T2"> System.ServiceModel;</text:span></text:p>
      <text:p text:style-name="P1"/>
      <text:p text:style-name="P1"/>
      <text:p text:style-name="Standard"><text:span text:style-name="T1">namespace</text:span><text:span text:style-name="T2"> BPBzadanie1</text:span></text:p>
      <text:p text:style-name="Standard"><text:span text:style-name="T2">{</text:span></text:p>
      <text:p text:style-name="Standard"><text:span text:style-name="T2"><text:s text:c="4"/></text:span><text:span text:style-name="T1">class</text:span><text:span text:style-name="T2"> </text:span><text:span text:style-name="T3">Program</text:span></text:p>
      <text:p text:style-name="Standard"><text:span text:style-name="T2"><text:s text:c="4"/>{</text:span></text:p>
      <text:p text:style-name="Standard"><text:span text:style-name="T2"><text:s text:c="8"/></text:span><text:span text:style-name="T1">static</text:span><text:span text:style-name="T2"> </text:span><text:span text:style-name="T1">double</text:span><text:span text:style-name="T2"> distance_euclides(ServiceReference1.</text:span><text:span text:style-name="T3">Point</text:span><text:span text:style-name="T2"> pierwszy, ServiceReference1.</text:span><text:span text:style-name="T3">Point</text:span><text:span text:style-name="T2"> drugi)</text:span></text:p>
      <text:p text:style-name="Standard"><text:span text:style-name="T2"><text:s text:c="8"/>{</text:span></text:p>
      <text:p text:style-name="Standard"><text:span text:style-name="T2"><text:s text:c="12"/></text:span><text:span text:style-name="T1">return</text:span><text:span text:style-name="T2"> </text:span><text:span text:style-name="T3">Math</text:span><text:span text:style-name="T2">.Sqrt(</text:span><text:span text:style-name="T3">Math</text:span><text:span text:style-name="T2">.Pow((pierwszy.force - drugi.force), 2) + </text:span><text:span text:style-name="T3">Math</text:span><text:span text:style-name="T2">.Pow((pierwszy.x - drugi.x), 2) + </text:span><text:span text:style-name="T3">Math</text:span><text:span text:style-name="T2">.Pow((pierwszy.y - drugi.y), 2));</text:span></text:p>
      <text:p text:style-name="Standard"><text:span text:style-name="T2"><text:s text:c="8"/>}</text:span></text:p>
      <text:p text:style-name="Standard"><text:span text:style-name="T2"><text:s text:c="8"/></text:span><text:span text:style-name="T1">static</text:span><text:span text:style-name="T2"> </text:span><text:span text:style-name="T1">double</text:span><text:span text:style-name="T2"> distance_maximus(ServiceReference1.</text:span><text:span text:style-name="T3">Point</text:span><text:span text:style-name="T2"> pierwszy, ServiceReference1.</text:span><text:span text:style-name="T3">Point</text:span><text:span text:style-name="T2"> drugi)</text:span></text:p>
      <text:p text:style-name="Standard"><text:span text:style-name="T2"><text:s text:c="8"/>{</text:span></text:p>
      <text:p text:style-name="Standard"><text:span text:style-name="T2"><text:s text:c="12"/></text:span><text:span text:style-name="T1">return</text:span><text:span text:style-name="T2"> </text:span><text:span text:style-name="T3">Math</text:span><text:span text:style-name="T2">.Max(</text:span><text:span text:style-name="T3">Math</text:span><text:span text:style-name="T2">.Abs(pierwszy.force - drugi.force), </text:span><text:span text:style-name="T3">Math</text:span><text:span text:style-name="T2">.Max(</text:span><text:span text:style-name="T3">Math</text:span><text:span text:style-name="T2">.Abs(pierwszy.x - drugi.x), </text:span><text:span text:style-name="T3">Math</text:span><text:span text:style-name="T2">.Abs(pierwszy.y - drugi.y)));</text:span></text:p>
      <text:p text:style-name="Standard"><text:span text:style-name="T2"><text:s text:c="8"/>}</text:span></text:p>
      <text:p text:style-name="Standard"><text:span text:style-name="T2"><text:s text:c="8"/></text:span><text:span text:style-name="T1">static</text:span><text:span text:style-name="T2"> </text:span><text:span text:style-name="T1">double</text:span><text:span text:style-name="T2"> distance_taxi(ServiceReference1.</text:span><text:span text:style-name="T3">Point</text:span><text:span text:style-name="T2"> pierwszy, ServiceReference1.</text:span><text:span text:style-name="T3">Point</text:span><text:span text:style-name="T2"> drugi)</text:span></text:p>
      <text:p text:style-name="Standard"><text:span text:style-name="T2"><text:s text:c="8"/>{</text:span></text:p>
      <text:p text:style-name="Standard"><text:span text:style-name="T2"><text:s text:c="12"/></text:span><text:span text:style-name="T1">return</text:span><text:span text:style-name="T2"> </text:span><text:span text:style-name="T3">Math</text:span><text:span text:style-name="T2">.Abs(pierwszy.force - drugi.force) + </text:span><text:span text:style-name="T3">Math</text:span><text:span text:style-name="T2">.Abs(pierwszy.x - drugi.x) + </text:span><text:span text:style-name="T3">Math</text:span><text:span text:style-name="T2">.Abs(pierwszy.y - drugi.y);</text:span></text:p>
      <text:p text:style-name="Standard"><text:span text:style-name="T2"><text:s text:c="8"/>}</text:span></text:p>
      <text:p text:style-name="Standard"><text:span text:style-name="T2"><text:s text:c="8"/></text:span><text:span text:style-name="T1">static</text:span><text:span text:style-name="T2"> </text:span><text:span text:style-name="T1">double</text:span><text:span text:style-name="T2"> DTWDistance(</text:span><text:span text:style-name="T3">List</text:span><text:span text:style-name="T2">&lt;ServiceReference1.</text:span><text:span text:style-name="T3">Point</text:span><text:span text:style-name="T2">&gt; s, </text:span><text:span text:style-name="T3">List</text:span><text:span text:style-name="T2">&lt;ServiceReference1.</text:span><text:span text:style-name="T3">Point</text:span><text:span text:style-name="T2">&gt; t) </text:span><text:span text:style-name="T4">//to char to nie jest char tylko lista punktów na które składają się trójki x,y,force</text:span></text:p>
      <text:p text:style-name="Standard"><text:span text:style-name="T2"><text:s text:c="8"/>{</text:span></text:p>
      <text:p text:style-name="Standard"><text:span text:style-name="T2"><text:s text:c="12"/></text:span><text:span text:style-name="T1">double</text:span><text:span text:style-name="T2">[,] DTW = </text:span><text:span text:style-name="T1">new</text:span><text:span text:style-name="T2"> </text:span><text:span text:style-name="T1">double</text:span><text:span text:style-name="T2">[s.Count <text:s/>, t.Count ];</text:span></text:p>
      <text:p text:style-name="Standard"><text:span text:style-name="T2"><text:s text:c="12"/></text:span><text:span text:style-name="T1">int</text:span><text:span text:style-name="T2"> i, j;</text:span></text:p>
      <text:p text:style-name="Standard"><text:span text:style-name="T2"><text:s text:c="12"/></text:span><text:span text:style-name="T1">double</text:span><text:span text:style-name="T2"> cost; </text:span></text:p>
      <text:p text:style-name="Standard"><text:span text:style-name="T2"><text:s text:c="12"/></text:span><text:span text:style-name="T1">for</text:span><text:span text:style-name="T2"> (i = 1; i &lt; t.Count; i++)</text:span></text:p>
      <text:p text:style-name="Standard"><text:span text:style-name="T2"><text:s text:c="12"/>{</text:span></text:p>
      <text:p text:style-name="Standard"><text:span text:style-name="T2"><text:s text:c="16"/>DTW[0, i] = </text:span><text:span text:style-name="T1">int</text:span><text:span text:style-name="T2">.MaxValue;</text:span></text:p>
      <text:p text:style-name="Standard"><text:span text:style-name="T2"><text:s text:c="12"/>}</text:span></text:p>
      <text:p text:style-name="Standard"><text:span text:style-name="T2"><text:s text:c="12"/></text:span><text:span text:style-name="T1">for</text:span><text:span text:style-name="T2"> (i = 1; i &lt; s.Count; i++)</text:span></text:p>
      <text:p text:style-name="Standard"><text:span text:style-name="T2"><text:s text:c="12"/>{</text:span></text:p>
      <text:p text:style-name="Standard"><text:span text:style-name="T2"><text:s text:c="16"/>DTW[i, 0] = </text:span><text:span text:style-name="T1">int</text:span><text:span text:style-name="T2">.MaxValue;</text:span></text:p>
      <text:p text:style-name="Standard"><text:span text:style-name="T2"><text:s text:c="12"/>}</text:span></text:p>
      <text:p text:style-name="Standard"><text:span text:style-name="T2"><text:s text:c="12"/>DTW[0, 0] = 0;</text:span></text:p>
      <text:p text:style-name="Standard"><text:span text:style-name="T2"><text:s text:c="12"/></text:span><text:span text:style-name="T1">for</text:span><text:span text:style-name="T2"> (i = 1; i &lt; s.Count; i++)</text:span></text:p>
      <text:p text:style-name="Standard"><text:span text:style-name="T2"><text:s text:c="12"/>{</text:span></text:p>
      <text:p text:style-name="Standard"><text:span text:style-name="T2"><text:s text:c="16"/></text:span><text:span text:style-name="T1">for</text:span><text:span text:style-name="T2"> (j = 1;j &lt; t.Count; j++)</text:span></text:p>
      <text:p text:style-name="Standard"><text:span text:style-name="T2"><text:s text:c="16"/>{</text:span></text:p>
      <text:p text:style-name="Standard"><text:span text:style-name="T2"><text:s text:c="20"/></text:span></text:p>
      <text:p text:style-name="Standard"><text:span text:style-name="T2"><text:s text:c="20"/>cost = distance_euclides(s[i], t[j]);</text:span></text:p>
      <text:p text:style-name="Standard"><text:span text:style-name="T2"><text:s text:c="20"/>DTW[i, j] = cost + </text:span><text:span text:style-name="T3">Math</text:span><text:span text:style-name="T2">.Min(DTW[i - 1, j], </text:span><text:span text:style-name="T3">Math</text:span><text:span text:style-name="T2">.Min(DTW[i, j - 1], DTW[i - 1, j - 1])); </text:span><text:span text:style-name="T4">//insertion , deletion, match</text:span></text:p>
      <text:p text:style-name="Standard"><text:span text:style-name="T2"><text:s text:c="20"/></text:span><text:span text:style-name="T4">//upychanie do listy indeksow najkrotszej sciezki</text:span></text:p>
      <text:p text:style-name="Standard"><text:span text:style-name="T2"><text:s text:c="20"/></text:span><text:span text:style-name="T4">//Musimy isc od konca zeby znalezc sciezke</text:span></text:p>
      <text:p text:style-name="Standard"><text:span text:style-name="T2"><text:s text:c="16"/>}</text:span></text:p>
      <text:p text:style-name="Standard"><text:span text:style-name="T2"><text:s text:c="12"/>}</text:span></text:p>
      <text:p text:style-name="Standard"><text:span text:style-name="T2"><text:s text:c="12"/></text:span></text:p>
      <text:p text:style-name="Standard"><text:span text:style-name="T2"><text:s text:c="12"/></text:span><text:span text:style-name="T3">List</text:span><text:span text:style-name="T2">&lt;</text:span><text:span text:style-name="T1">string</text:span><text:span text:style-name="T2">&gt; sciezka_najkrotsza = </text:span><text:span text:style-name="T1">new</text:span><text:span text:style-name="T2"> </text:span><text:span text:style-name="T3">List</text:span><text:span text:style-name="T2">&lt;</text:span><text:span text:style-name="T1">string</text:span><text:span text:style-name="T2">&gt;();</text:span></text:p>
      <text:p text:style-name="Standard"><text:span text:style-name="T2"><text:s text:c="12"/>sciezka_najkrotsza.Add(</text:span><text:span text:style-name="T1">string</text:span><text:span text:style-name="T2">.Format(</text:span><text:span text:style-name="T5">"[{0}, {1}]"</text:span><text:span text:style-name="T2">, s.Count -1 , t.Count - 1));</text:span></text:p>
      <text:p text:style-name="Standard"><text:span text:style-name="T2"><text:s text:c="12"/></text:span><text:span text:style-name="T1">int</text:span><text:span text:style-name="T2"> k = s.Count -1 , l = t.Count -1 ;</text:span></text:p>
      <text:p text:style-name="Standard"><text:span text:style-name="T2"><text:s text:c="12"/></text:span><text:span text:style-name="T1">while</text:span><text:span text:style-name="T2"> (k != 1 || l != 1)</text:span></text:p>
      <text:p text:style-name="Standard"><text:span text:style-name="T2"><text:s text:c="12"/>{</text:span></text:p>
      <text:p text:style-name="Standard"><text:soft-page-break/><text:span text:style-name="T2"><text:s text:c="16"/></text:span><text:span text:style-name="T1">if</text:span><text:span text:style-name="T2"> ((DTW[k - 1, l]) == </text:span><text:span text:style-name="T3">Math</text:span><text:span text:style-name="T2">.Min(DTW[k - 1, l], </text:span><text:span text:style-name="T3">Math</text:span><text:span text:style-name="T2">.Min(DTW[k, l - 1], DTW[k - 1, l - 1])))</text:span></text:p>
      <text:p text:style-name="Standard"><text:span text:style-name="T2"><text:s text:c="16"/>{</text:span></text:p>
      <text:p text:style-name="Standard"><text:span text:style-name="T2"><text:s text:c="20"/>sciezka_najkrotsza.Add(</text:span><text:span text:style-name="T1">string</text:span><text:span text:style-name="T2">.Format(</text:span><text:span text:style-name="T5">"[{0}, {1}]"</text:span><text:span text:style-name="T2">, k - 1, l));</text:span></text:p>
      <text:p text:style-name="Standard"><text:span text:style-name="T2"><text:s text:c="20"/>k = k - 1;</text:span></text:p>
      <text:p text:style-name="Standard"><text:span text:style-name="T2"><text:s text:c="16"/>}</text:span></text:p>
      <text:p text:style-name="Standard"><text:span text:style-name="T2"><text:s text:c="16"/></text:span><text:span text:style-name="T1">else</text:span><text:span text:style-name="T2"> </text:span><text:span text:style-name="T1">if</text:span><text:span text:style-name="T2"> (DTW[k, l - 1] == </text:span><text:span text:style-name="T3">Math</text:span><text:span text:style-name="T2">.Min(DTW[k - 1, l], </text:span><text:span text:style-name="T3">Math</text:span><text:span text:style-name="T2">.Min(DTW[k, l - 1], DTW[k - 1, l - 1])))</text:span></text:p>
      <text:p text:style-name="Standard"><text:span text:style-name="T2"><text:s text:c="16"/>{</text:span></text:p>
      <text:p text:style-name="Standard"><text:span text:style-name="T2"><text:s text:c="20"/>sciezka_najkrotsza.Add(</text:span><text:span text:style-name="T1">string</text:span><text:span text:style-name="T2">.Format(</text:span><text:span text:style-name="T5">"[{0}, {1}]"</text:span><text:span text:style-name="T2">, k, l - 1));</text:span></text:p>
      <text:p text:style-name="Standard"><text:span text:style-name="T2"><text:s text:c="20"/>l = l - 1;</text:span></text:p>
      <text:p text:style-name="Standard"><text:span text:style-name="T2"><text:s text:c="16"/>}</text:span></text:p>
      <text:p text:style-name="Standard"><text:span text:style-name="T2"><text:s text:c="16"/></text:span><text:span text:style-name="T1">else</text:span></text:p>
      <text:p text:style-name="Standard"><text:span text:style-name="T2"><text:s text:c="16"/>{</text:span></text:p>
      <text:p text:style-name="Standard"><text:span text:style-name="T2"><text:s text:c="20"/>sciezka_najkrotsza.Add(</text:span><text:span text:style-name="T1">string</text:span><text:span text:style-name="T2">.Format(</text:span><text:span text:style-name="T5">"[{0}, {1}]"</text:span><text:span text:style-name="T2">, k - 1, l - 1));</text:span></text:p>
      <text:p text:style-name="Standard"><text:span text:style-name="T2"><text:s text:c="20"/>k = k - 1;</text:span></text:p>
      <text:p text:style-name="Standard"><text:span text:style-name="T2"><text:s text:c="20"/>l = l - 1;</text:span></text:p>
      <text:p text:style-name="Standard"><text:span text:style-name="T2"><text:s text:c="16"/>}</text:span></text:p>
      <text:p text:style-name="Standard"><text:span text:style-name="T2"><text:s text:c="12"/>}</text:span></text:p>
      <text:p text:style-name="Standard"><text:span text:style-name="T2"><text:s text:c="16"/></text:span><text:span text:style-name="T4">/*</text:span></text:p>
      <text:p text:style-name="Standard"><text:span text:style-name="T4"><text:s text:c="12"/>for (i = s.Count - 1; i &gt; 1; i--)</text:span></text:p>
      <text:p text:style-name="Standard"><text:span text:style-name="T4"><text:s text:c="12"/>{</text:span></text:p>
      <text:p text:style-name="Standard"><text:span text:style-name="T4"><text:s text:c="16"/>for (j = t.Count - 1 ; j &gt; 1; j--)</text:span></text:p>
      <text:p text:style-name="Standard"><text:span text:style-name="T4"><text:s text:c="16"/>{</text:span></text:p>
      <text:p text:style-name="Standard"><text:span text:style-name="T4"><text:s text:c="20"/>if ((DTW[i - 1, j]) == Math.Min(DTW[i - 1, j], Math.Min(DTW[i, j - 1], DTW[i - 1, j - 1])))</text:span></text:p>
      <text:p text:style-name="Standard"><text:span text:style-name="T4"><text:s text:c="20"/>{</text:span></text:p>
      <text:p text:style-name="Standard"><text:span text:style-name="T4"><text:s text:c="24"/>sciezka_najkrotsza.Add(string.Format("[{0}, {1}]", i - 1, j));</text:span></text:p>
      <text:p text:style-name="Standard"><text:span text:style-name="T4"><text:s text:c="20"/>}</text:span></text:p>
      <text:p text:style-name="Standard"><text:span text:style-name="T4"><text:s text:c="20"/>else if (DTW[i, j - 1] == Math.Min(DTW[i - 1, j], Math.Min(DTW[i, j - 1], DTW[i - 1, j - 1])))</text:span></text:p>
      <text:p text:style-name="Standard"><text:span text:style-name="T4"><text:s text:c="20"/>{</text:span></text:p>
      <text:p text:style-name="Standard"><text:span text:style-name="T4"><text:s text:c="24"/>sciezka_najkrotsza.Add(string.Format("[{0}, {1}]", i, j - 1));</text:span></text:p>
      <text:p text:style-name="Standard"><text:span text:style-name="T4"><text:s text:c="20"/>}</text:span></text:p>
      <text:p text:style-name="Standard"><text:span text:style-name="T4"><text:s text:c="20"/>else</text:span></text:p>
      <text:p text:style-name="Standard"><text:span text:style-name="T4"><text:s text:c="20"/>{</text:span></text:p>
      <text:p text:style-name="Standard"><text:span text:style-name="T4"><text:s text:c="24"/>sciezka_najkrotsza.Add(string.Format("[{0}, {1}]", i - 1, j - 1));</text:span></text:p>
      <text:p text:style-name="Standard"><text:span text:style-name="T4"><text:s text:c="20"/>}</text:span></text:p>
      <text:p text:style-name="Standard"><text:span text:style-name="T4"><text:s text:c="16"/>}</text:span></text:p>
      <text:p text:style-name="Standard"><text:span text:style-name="T4"><text:s text:c="12"/>}*/</text:span></text:p>
      <text:p text:style-name="Standard"><text:span text:style-name="T2"><text:s text:c="12"/></text:span></text:p>
      <text:p text:style-name="Standard"><text:span text:style-name="T2"><text:s text:c="12"/></text:span><text:span text:style-name="T4">//wypisanie indeksow najkrotszej sciezki</text:span></text:p>
      <text:p text:style-name="Standard"><text:span text:style-name="T2"><text:s text:c="12"/></text:span></text:p>
      <text:p text:style-name="Standard"><text:span text:style-name="T2"><text:s text:c="12"/></text:span><text:span text:style-name="T3">Console</text:span><text:span text:style-name="T2">.Write(</text:span><text:span text:style-name="T5">"\nNajkrotsza sciezka ma indeksy: \t"</text:span><text:span text:style-name="T2">);</text:span></text:p>
      <text:p text:style-name="Standard"><text:span text:style-name="T2"><text:s text:c="12"/></text:span><text:span text:style-name="T1">foreach</text:span><text:span text:style-name="T2"> (</text:span><text:span text:style-name="T1">string</text:span><text:span text:style-name="T2"> indeks_sciezki </text:span><text:span text:style-name="T1">in</text:span><text:span text:style-name="T2"> sciezka_najkrotsza)</text:span></text:p>
      <text:p text:style-name="Standard"><text:span text:style-name="T2"><text:s text:c="12"/>{</text:span></text:p>
      <text:p text:style-name="Standard"><text:span text:style-name="T2"><text:s text:c="16"/></text:span><text:span text:style-name="T3">Console</text:span><text:span text:style-name="T2">.Write(</text:span><text:span text:style-name="T5">"{0} "</text:span><text:span text:style-name="T2">,indeks_sciezki);</text:span></text:p>
      <text:p text:style-name="Standard"><text:span text:style-name="T2"><text:s text:c="12"/>}</text:span></text:p>
      <text:p text:style-name="Standard"><text:span text:style-name="T2"><text:s text:c="12"/></text:span></text:p>
      <text:p text:style-name="Standard"><text:span text:style-name="T2"><text:s text:c="12"/></text:span><text:span text:style-name="T1">return</text:span><text:span text:style-name="T2"> DTW[s.Count-1, t.Count-1]; </text:span><text:span text:style-name="T4">//DTW[s.Count, t.Count];</text:span></text:p>
      <text:p text:style-name="Standard"><text:span text:style-name="T2"><text:s text:c="8"/>}</text:span></text:p>
      <text:p text:style-name="P1"/>
      <text:p text:style-name="Standard"><text:span text:style-name="T2"><text:s text:c="8"/>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/text:p>
      <text:p text:style-name="Standard"><text:span text:style-name="T2"><text:s text:c="8"/>{</text:span></text:p>
      <text:p text:style-name="Standard"><text:span text:style-name="T2"><text:s text:c="12"/>ServiceReference1.</text:span><text:span text:style-name="T3">PPBServiceClient</text:span><text:span text:style-name="T2"> client = </text:span><text:span text:style-name="T1">new</text:span><text:span text:style-name="T2"> ServiceReference1.</text:span><text:span text:style-name="T3">PPBServiceClient</text:span><text:span text:style-name="T2">();</text:span></text:p>
      <text:p text:style-name="P1"/>
      <text:p text:style-name="Standard"><text:span text:style-name="T2"><text:s text:c="12"/></text:span><text:span text:style-name="T1">var</text:span><text:span text:style-name="T2"> x = client.GetSignatures(</text:span><text:span text:style-name="T5">"fake"</text:span><text:span text:style-name="T2">, </text:span><text:span text:style-name="T5">"a1dae9c55c60c73276f5e7fe9306e5da"</text:span><text:span text:style-name="T2">, 6298);</text:span></text:p>
      <text:p text:style-name="Standard"><text:span text:style-name="T2"><text:s text:c="12"/></text:span><text:span text:style-name="T1">var</text:span><text:span text:style-name="T2"> y = client.GetSignatures(</text:span><text:span text:style-name="T5">"fake"</text:span><text:span text:style-name="T2">, </text:span><text:span text:style-name="T5">"a1dae9c55c60c73276f5e7fe9306e5da"</text:span><text:span text:style-name="T2">, 6301);</text:span></text:p>
      <text:p text:style-name="Standard"><text:span text:style-name="T2"><text:s text:c="12"/></text:span><text:span text:style-name="T4">/*</text:span></text:p>
      <text:p text:style-name="Standard"><text:span text:style-name="T4"><text:s text:c="12"/>var x = client.GetSignatures("as21614@st.amu.edu.pl", "0c429600f40074205c023f3a876fe2a6", 8510); </text:span></text:p>
      <text:p text:style-name="Standard"><text:span text:style-name="T4"><text:s text:c="12"/>var y = client.GetSignatures("as21614@st.amu.edu.pl", "0c429600f40074205c023f3a876fe2a6", 8510);</text:span></text:p>
      <text:p text:style-name="Standard"><text:span text:style-name="T4"><text:s text:c="11"/>*/</text:span></text:p>
      <text:p text:style-name="Standard"><text:soft-page-break/><text:span text:style-name="T2"><text:s text:c="12"/></text:span><text:span text:style-name="T4">/* RegionsWithStrokesList[0] to podpis w pierwszym oknie</text:span></text:p>
      <text:p text:style-name="Standard"><text:span text:style-name="T4"><text:s text:c="15"/>Strokes[0] to kreska pierwsza w oknie</text:span></text:p>
      <text:p text:style-name="Standard"><text:span text:style-name="T4"><text:s text:c="15"/>inquiryPoints.pointsList[0] to pierwszy punkt w kresce</text:span></text:p>
      <text:p text:style-name="Standard"><text:span text:style-name="T4"><text:s text:c="12"/>*/</text:span></text:p>
      <text:p text:style-name="P1"/>
      <text:p text:style-name="Standard"><text:span text:style-name="T2"><text:s text:c="12"/></text:span><text:span text:style-name="T4">/*-----------------------------------------------------------------</text:span></text:p>
      <text:p text:style-name="Standard"><text:span text:style-name="T4"><text:s text:c="12"/>int ilosc_lini = x.RegionsWithStrokesList[0].Strokes.Length;</text:span></text:p>
      <text:p text:style-name="Standard"><text:span text:style-name="T4"><text:s text:c="12"/>int ilosc_punktow_linia = x.RegionsWithStrokesList[0].Strokes[0].inquiryPoints.pointsList.Length;</text:span></text:p>
      <text:p text:style-name="Standard"><text:span text:style-name="T4"><text:s text:c="12"/>Console.WriteLine("Ilosc lini: {0}", ilosc_lini);</text:span></text:p>
      <text:p text:style-name="Standard"><text:span text:style-name="T4"><text:s text:c="12"/>Console.WriteLine("Ilosc punktow: {0}\n", ilosc_punktow_linia);</text:span></text:p>
      <text:p text:style-name="P2"/>
      <text:p text:style-name="P2"/>
      <text:p text:style-name="Standard"><text:span text:style-name="T4"><text:s text:c="12"/>for (int i = 0; i &lt; x.RegionsWithStrokesList.Length; i++)</text:span></text:p>
      <text:p text:style-name="Standard"><text:span text:style-name="T4"><text:s text:c="12"/>{</text:span></text:p>
      <text:p text:style-name="Standard"><text:span text:style-name="T4"><text:s text:c="16"/>Console.WriteLine("Okno {0}", i);</text:span></text:p>
      <text:p text:style-name="Standard"><text:span text:style-name="T4"><text:s text:c="16"/>Console.WriteLine("Ilosc lini w oknie {0} wynosi {1}", i, x.RegionsWithStrokesList[i].Strokes.Length);</text:span></text:p>
      <text:p text:style-name="Standard"><text:span text:style-name="T4"><text:s text:c="16"/>for (int j = 0; j &lt; x.RegionsWithStrokesList[i].Strokes.Length; j++)</text:span></text:p>
      <text:p text:style-name="Standard"><text:span text:style-name="T4"><text:s text:c="16"/>{</text:span></text:p>
      <text:p text:style-name="Standard"><text:span text:style-name="T4"><text:s text:c="20"/>Console.WriteLine("Linia {0}, sklada sie z {1} punktow", j, x.RegionsWithStrokesList[i].Strokes[j].inquiryPoints.pointsList.Length);</text:span></text:p>
      <text:p text:style-name="Standard"><text:span text:style-name="T4"><text:s text:c="16"/>}</text:span></text:p>
      <text:p text:style-name="Standard"><text:span text:style-name="T4"><text:s text:c="16"/>Console.WriteLine("\n");</text:span></text:p>
      <text:p text:style-name="Standard"><text:span text:style-name="T4"><text:s text:c="12"/>}-----------------------------------------------------------------------------</text:span></text:p>
      <text:p text:style-name="Standard"><text:span text:style-name="T4"><text:s text:c="12"/>*/</text:span></text:p>
      <text:p text:style-name="Standard"><text:span text:style-name="T2"><text:s text:c="12"/></text:span><text:span text:style-name="T4">/*</text:span></text:p>
      <text:p text:style-name="Standard"><text:span text:style-name="T4"><text:s text:c="12"/>List&lt;double&gt; wagi_ostatecznelista_fake1 = new List&lt;double&gt;();</text:span></text:p>
      <text:p text:style-name="Standard"><text:span text:style-name="T4"><text:s text:c="12"/>List&lt;double&gt; wagi_ostatecznelista_fake2 = new List&lt;double&gt;();</text:span></text:p>
      <text:p text:style-name="Standard"><text:span text:style-name="T4"><text:s text:c="12"/>double minimalny_fejk1 = 100000;</text:span></text:p>
      <text:p text:style-name="Standard"><text:span text:style-name="T4"><text:s text:c="12"/>int indeks_minimalny_fejk1 = 1000;</text:span></text:p>
      <text:p text:style-name="Standard"><text:span text:style-name="T4"><text:s text:c="12"/>double minimalny_fejk2 = 100000;</text:span></text:p>
      <text:p text:style-name="Standard"><text:span text:style-name="T4"><text:s text:c="12"/>int indeks_minimalny_fejk2 = 1000;</text:span></text:p>
      <text:p text:style-name="Standard"><text:span text:style-name="T4"><text:s text:c="12"/>//wszystkie mozliwe kombinacje okien, jest 9 okien (od 0 do 8) bierzemy pierwsze 8 okien i porownojemy z kazdym z 9</text:span></text:p>
      <text:p text:style-name="Standard"><text:span text:style-name="T4"><text:s text:c="12"/>for (int m = 0; m &lt; 9; m++)</text:span></text:p>
      <text:p text:style-name="Standard"><text:span text:style-name="T4"><text:s text:c="12"/>{</text:span></text:p>
      <text:p text:style-name="Standard"><text:span text:style-name="T4"><text:s text:c="16"/>for (int n = 0; n &lt; 9; n++)</text:span></text:p>
      <text:p text:style-name="Standard"><text:span text:style-name="T4"><text:s text:c="16"/>{</text:span></text:p>
      <text:p text:style-name="Standard"><text:span text:style-name="T4"><text:s text:c="20"/>List&lt;ServiceReference1.Point&gt; lista0 = new List&lt;ServiceReference1.Point&gt;();</text:span></text:p>
      <text:p text:style-name="Standard"><text:span text:style-name="T4"><text:s text:c="20"/>List&lt;ServiceReference1.Point&gt; lista1 = new List&lt;ServiceReference1.Point&gt;();</text:span></text:p>
      <text:p text:style-name="Standard"><text:span text:style-name="T4"><text:s text:c="20"/>int nr_listy0 = m;</text:span></text:p>
      <text:p text:style-name="Standard"><text:span text:style-name="T4"><text:s text:c="20"/>int nr_listy1 = n;</text:span></text:p>
      <text:p text:style-name="Standard"><text:span text:style-name="T4"><text:s text:c="20"/>for (int i = 0; i &lt; x.RegionsWithStrokesList[nr_listy0].Strokes.Length; i++)</text:span></text:p>
      <text:p text:style-name="Standard"><text:span text:style-name="T4"><text:s text:c="20"/>{</text:span></text:p>
      <text:p text:style-name="Standard"><text:span text:style-name="T4"><text:s text:c="24"/>int j = 0;</text:span></text:p>
      <text:p text:style-name="Standard"><text:span text:style-name="T4"><text:s text:c="24"/>while (j &lt; x.RegionsWithStrokesList[nr_listy0].Strokes[i].inquiryPoints.pointsList.Length)</text:span></text:p>
      <text:p text:style-name="Standard"><text:span text:style-name="T4"><text:s text:c="24"/>{</text:span></text:p>
      <text:p text:style-name="Standard"><text:span text:style-name="T4"><text:s text:c="28"/>lista0.Add(x.RegionsWithStrokesList[nr_listy0].Strokes[i].inquiryPoints.pointsList[j]);</text:span></text:p>
      <text:p text:style-name="Standard"><text:span text:style-name="T4"><text:s text:c="28"/>j++;</text:span></text:p>
      <text:p text:style-name="Standard"><text:span text:style-name="T4"><text:s text:c="24"/>}</text:span></text:p>
      <text:p text:style-name="Standard"><text:span text:style-name="T4"><text:s text:c="20"/>}</text:span></text:p>
      <text:p text:style-name="Standard"><text:span text:style-name="T4"><text:s text:c="20"/>for (int i = 0; i &lt; x.RegionsWithStrokesList[nr_listy1].Strokes.Length; i++)</text:span></text:p>
      <text:p text:style-name="Standard"><text:span text:style-name="T4"><text:s text:c="20"/>{</text:span></text:p>
      <text:p text:style-name="Standard"><text:span text:style-name="T4"><text:s text:c="24"/>int j = 0;</text:span></text:p>
      <text:p text:style-name="Standard"><text:span text:style-name="T4"><text:s text:c="24"/>while (j &lt; x.RegionsWithStrokesList[nr_listy1].Strokes[i].inquiryPoints.pointsList.Length)</text:span></text:p>
      <text:p text:style-name="Standard"><text:span text:style-name="T4"><text:s text:c="24"/>{</text:span></text:p>
      <text:p text:style-name="Standard"><text:span text:style-name="T4"><text:s text:c="28"/></text:span><text:soft-page-break/><text:span text:style-name="T4">lista1.Add(x.RegionsWithStrokesList[nr_listy1].Strokes[i].inquiryPoints.pointsList[j]);</text:span></text:p>
      <text:p text:style-name="Standard"><text:span text:style-name="T4"><text:s text:c="28"/>j++;</text:span></text:p>
      <text:p text:style-name="Standard"><text:span text:style-name="T4"><text:s text:c="24"/>}</text:span></text:p>
      <text:p text:style-name="Standard"><text:span text:style-name="T4"><text:s text:c="20"/>}</text:span></text:p>
      <text:p text:style-name="Standard"><text:span text:style-name="T4"><text:s text:c="20"/>double Waga = DTWDistance(lista0, lista1);</text:span></text:p>
      <text:p text:style-name="Standard"><text:span text:style-name="T4"><text:s text:c="20"/>Console.WriteLine("\nOkno {0} i {1} fejk1", m, n);</text:span></text:p>
      <text:p text:style-name="Standard"><text:span text:style-name="T4"><text:s text:c="20"/>Console.WriteLine("Waga niepodobienstwa to : {0}", Waga);</text:span></text:p>
      <text:p text:style-name="Standard"><text:span text:style-name="T4"><text:s text:c="20"/>int punkty_lista0 = 0;</text:span></text:p>
      <text:p text:style-name="Standard"><text:span text:style-name="T4"><text:s text:c="20"/>for (int i = 0; i &lt; x.RegionsWithStrokesList[nr_listy0].Strokes.Length; i++)</text:span></text:p>
      <text:p text:style-name="Standard"><text:span text:style-name="T4"><text:s text:c="20"/>{</text:span></text:p>
      <text:p text:style-name="Standard"><text:span text:style-name="T4"><text:s text:c="24"/>punkty_lista0 = punkty_lista0 + x.RegionsWithStrokesList[nr_listy0].Strokes[i].inquiryPoints.pointsList.Length;</text:span></text:p>
      <text:p text:style-name="Standard"><text:span text:style-name="T4"><text:s text:c="20"/>}</text:span></text:p>
      <text:p text:style-name="Standard"><text:span text:style-name="T4"><text:s text:c="20"/>int punkty_lista1 = 0;</text:span></text:p>
      <text:p text:style-name="Standard"><text:span text:style-name="T4"><text:s text:c="20"/>for (int i = 0; i &lt; x.RegionsWithStrokesList[nr_listy1].Strokes.Length; i++)</text:span></text:p>
      <text:p text:style-name="Standard"><text:span text:style-name="T4"><text:s text:c="20"/>{</text:span></text:p>
      <text:p text:style-name="Standard"><text:span text:style-name="T4"><text:s text:c="24"/>punkty_lista1 = punkty_lista1 + x.RegionsWithStrokesList[nr_listy1].Strokes[i].inquiryPoints.pointsList.Length;</text:span></text:p>
      <text:p text:style-name="Standard"><text:span text:style-name="T4"><text:s text:c="20"/>}</text:span></text:p>
      <text:p text:style-name="Standard"><text:span text:style-name="T4"><text:s text:c="20"/>double Waga_ostateczna = Waga / (punkty_lista0 + punkty_lista1);</text:span></text:p>
      <text:p text:style-name="Standard"><text:span text:style-name="T4"><text:s text:c="20"/>Console.WriteLine("Waga ostateczna to {0}", Waga_ostateczna);</text:span></text:p>
      <text:p text:style-name="Standard"><text:span text:style-name="T4"><text:s text:c="20"/>wagi_ostatecznelista_fake1.Add(Waga_ostateczna);</text:span></text:p>
      <text:p text:style-name="Standard"><text:span text:style-name="T4"><text:s text:c="16"/>}</text:span></text:p>
      <text:p text:style-name="P2"/>
      <text:p text:style-name="Standard"><text:span text:style-name="T4"><text:s text:c="12"/>}</text:span></text:p>
      <text:p text:style-name="Standard"><text:span text:style-name="T4"><text:s text:c="12"/>for (int i = 0; i &lt; wagi_ostatecznelista_fake1.Count; i++)</text:span></text:p>
      <text:p text:style-name="Standard"><text:span text:style-name="T4"><text:s text:c="12"/>{</text:span></text:p>
      <text:p text:style-name="Standard"><text:span text:style-name="T4"><text:s text:c="16"/>if (wagi_ostatecznelista_fake1[i] &lt; minimalny_fejk1 &amp;&amp; wagi_ostatecznelista_fake1[i] &gt; 0)</text:span></text:p>
      <text:p text:style-name="Standard"><text:span text:style-name="T4"><text:s text:c="16"/>{</text:span></text:p>
      <text:p text:style-name="Standard"><text:span text:style-name="T4"><text:s text:c="20"/>minimalny_fejk1 = wagi_ostatecznelista_fake1[i];</text:span></text:p>
      <text:p text:style-name="Standard"><text:span text:style-name="T4"><text:s text:c="20"/>indeks_minimalny_fejk1 = i;</text:span></text:p>
      <text:p text:style-name="Standard"><text:span text:style-name="T4"><text:s text:c="16"/>} <text:s text:c="13"/></text:span></text:p>
      <text:p text:style-name="Standard"><text:span text:style-name="T4"><text:s text:c="12"/>}</text:span></text:p>
      <text:p text:style-name="Standard"><text:span text:style-name="T4"><text:s text:c="12"/>//-----------------------------------------------------------------------</text:span></text:p>
      <text:p text:style-name="Standard"><text:span text:style-name="T4"><text:s text:c="12"/></text:span></text:p>
      <text:p text:style-name="Standard"><text:span text:style-name="T4"><text:s text:c="12"/>for (int m = 0; m &lt; 9; m++)</text:span></text:p>
      <text:p text:style-name="Standard"><text:span text:style-name="T4"><text:s text:c="12"/>{</text:span></text:p>
      <text:p text:style-name="Standard"><text:span text:style-name="T4"><text:s text:c="16"/>for (int n = 0; n &lt; 9; n++)</text:span></text:p>
      <text:p text:style-name="Standard"><text:span text:style-name="T4"><text:s text:c="16"/>{</text:span></text:p>
      <text:p text:style-name="Standard"><text:span text:style-name="T4"><text:s text:c="20"/>List&lt;ServiceReference1.Point&gt; lista0 = new List&lt;ServiceReference1.Point&gt;();</text:span></text:p>
      <text:p text:style-name="Standard"><text:span text:style-name="T4"><text:s text:c="20"/>List&lt;ServiceReference1.Point&gt; lista1 = new List&lt;ServiceReference1.Point&gt;();</text:span></text:p>
      <text:p text:style-name="Standard"><text:span text:style-name="T4"><text:s text:c="20"/>int nr_listy0 = m;</text:span></text:p>
      <text:p text:style-name="Standard"><text:span text:style-name="T4"><text:s text:c="20"/>int nr_listy1 = n;</text:span></text:p>
      <text:p text:style-name="Standard"><text:span text:style-name="T4"><text:s text:c="20"/>for (int i = 0; i &lt; x.RegionsWithStrokesList[nr_listy0].Strokes.Length; i++)</text:span></text:p>
      <text:p text:style-name="Standard"><text:span text:style-name="T4"><text:s text:c="20"/>{</text:span></text:p>
      <text:p text:style-name="Standard"><text:span text:style-name="T4"><text:s text:c="24"/>int j = 0;</text:span></text:p>
      <text:p text:style-name="Standard"><text:span text:style-name="T4"><text:s text:c="24"/>while (j &lt; x.RegionsWithStrokesList[nr_listy0].Strokes[i].inquiryPoints.pointsList.Length)</text:span></text:p>
      <text:p text:style-name="Standard"><text:span text:style-name="T4"><text:s text:c="24"/>{</text:span></text:p>
      <text:p text:style-name="Standard"><text:span text:style-name="T4"><text:s text:c="28"/>lista0.Add(x.RegionsWithStrokesList[nr_listy0].Strokes[i].inquiryPoints.pointsList[j]);</text:span></text:p>
      <text:p text:style-name="Standard"><text:span text:style-name="T4"><text:s text:c="28"/>j++;</text:span></text:p>
      <text:p text:style-name="Standard"><text:span text:style-name="T4"><text:s text:c="24"/>}</text:span></text:p>
      <text:p text:style-name="Standard"><text:span text:style-name="T4"><text:s text:c="20"/>}</text:span></text:p>
      <text:p text:style-name="Standard"><text:span text:style-name="T4"><text:s text:c="20"/>for (int i = 0; i &lt; y.RegionsWithStrokesList[nr_listy1].Strokes.Length; i++)</text:span></text:p>
      <text:p text:style-name="Standard"><text:span text:style-name="T4"><text:s text:c="20"/>{</text:span></text:p>
      <text:p text:style-name="Standard"><text:span text:style-name="T4"><text:s text:c="24"/>int j = 0;</text:span></text:p>
      <text:p text:style-name="Standard"><text:span text:style-name="T4"><text:s text:c="24"/>while (j &lt; </text:span><text:soft-page-break/><text:span text:style-name="T4">y.RegionsWithStrokesList[nr_listy1].Strokes[i].inquiryPoints.pointsList.Length)</text:span></text:p>
      <text:p text:style-name="Standard"><text:span text:style-name="T4"><text:s text:c="24"/>{</text:span></text:p>
      <text:p text:style-name="Standard"><text:span text:style-name="T4"><text:s text:c="28"/>lista1.Add(y.RegionsWithStrokesList[nr_listy1].Strokes[i].inquiryPoints.pointsList[j]);</text:span></text:p>
      <text:p text:style-name="Standard"><text:span text:style-name="T4"><text:s text:c="28"/>j++;</text:span></text:p>
      <text:p text:style-name="Standard"><text:span text:style-name="T4"><text:s text:c="24"/>}</text:span></text:p>
      <text:p text:style-name="Standard"><text:span text:style-name="T4"><text:s text:c="20"/>}</text:span></text:p>
      <text:p text:style-name="Standard"><text:span text:style-name="T4"><text:s text:c="20"/>double Waga = DTWDistance(lista0, lista1);</text:span></text:p>
      <text:p text:style-name="Standard"><text:span text:style-name="T4"><text:s text:c="20"/>Console.WriteLine("\nOkno {0} i {1} fejk2", m, n);</text:span></text:p>
      <text:p text:style-name="Standard"><text:span text:style-name="T4"><text:s text:c="20"/>Console.WriteLine("Waga niepodobienstwa to : {0}", Waga);</text:span></text:p>
      <text:p text:style-name="Standard"><text:span text:style-name="T4"><text:s text:c="20"/>int punkty_lista0 = 0;</text:span></text:p>
      <text:p text:style-name="Standard"><text:span text:style-name="T4"><text:s text:c="20"/>for (int i = 0; i &lt; x.RegionsWithStrokesList[nr_listy0].Strokes.Length; i++)</text:span></text:p>
      <text:p text:style-name="Standard"><text:span text:style-name="T4"><text:s text:c="20"/>{</text:span></text:p>
      <text:p text:style-name="Standard"><text:span text:style-name="T4"><text:s text:c="24"/>punkty_lista0 = punkty_lista0 + x.RegionsWithStrokesList[nr_listy0].Strokes[i].inquiryPoints.pointsList.Length;</text:span></text:p>
      <text:p text:style-name="Standard"><text:span text:style-name="T4"><text:s text:c="20"/>}</text:span></text:p>
      <text:p text:style-name="Standard"><text:span text:style-name="T4"><text:s text:c="20"/>int punkty_lista1 = 0;</text:span></text:p>
      <text:p text:style-name="Standard"><text:span text:style-name="T4"><text:s text:c="20"/>for (int i = 0; i &lt; y.RegionsWithStrokesList[nr_listy1].Strokes.Length; i++)</text:span></text:p>
      <text:p text:style-name="Standard"><text:span text:style-name="T4"><text:s text:c="20"/>{</text:span></text:p>
      <text:p text:style-name="Standard"><text:span text:style-name="T4"><text:s text:c="24"/>punkty_lista1 = punkty_lista1 + y.RegionsWithStrokesList[nr_listy1].Strokes[i].inquiryPoints.pointsList.Length;</text:span></text:p>
      <text:p text:style-name="Standard"><text:span text:style-name="T4"><text:s text:c="20"/>}</text:span></text:p>
      <text:p text:style-name="Standard"><text:span text:style-name="T4"><text:s text:c="20"/>double Waga_ostateczna = Waga / (punkty_lista0 + punkty_lista1);</text:span></text:p>
      <text:p text:style-name="Standard"><text:span text:style-name="T4"><text:s text:c="20"/>Console.WriteLine("Waga ostateczna to {0}", Waga_ostateczna);</text:span></text:p>
      <text:p text:style-name="Standard"><text:span text:style-name="T4"><text:s text:c="20"/>wagi_ostatecznelista_fake2.Add(Waga_ostateczna);</text:span></text:p>
      <text:p text:style-name="P2"/>
      <text:p text:style-name="Standard"><text:span text:style-name="T4"><text:s text:c="20"/>for (int i = 0; i &lt; wagi_ostatecznelista_fake2.Count; i++)</text:span></text:p>
      <text:p text:style-name="Standard"><text:span text:style-name="T4"><text:s text:c="20"/>{</text:span></text:p>
      <text:p text:style-name="Standard"><text:span text:style-name="T4"><text:s text:c="24"/>if (wagi_ostatecznelista_fake2[i] &lt; minimalny_fejk2 &amp;&amp; wagi_ostatecznelista_fake2[i] &gt; 0)</text:span></text:p>
      <text:p text:style-name="Standard"><text:span text:style-name="T4"><text:s text:c="24"/>{</text:span></text:p>
      <text:p text:style-name="Standard"><text:span text:style-name="T4"><text:s text:c="28"/>minimalny_fejk2 = wagi_ostatecznelista_fake2[i];</text:span></text:p>
      <text:p text:style-name="Standard"><text:span text:style-name="T4"><text:s text:c="28"/>indeks_minimalny_fejk2 = i;</text:span></text:p>
      <text:p text:style-name="Standard"><text:span text:style-name="T4"><text:s text:c="24"/>}</text:span></text:p>
      <text:p text:style-name="Standard"><text:span text:style-name="T4"><text:s text:c="20"/>}</text:span></text:p>
      <text:p text:style-name="Standard"><text:span text:style-name="T4"><text:s text:c="16"/>}</text:span></text:p>
      <text:p text:style-name="Standard"><text:span text:style-name="T4"><text:s text:c="12"/>}</text:span></text:p>
      <text:p text:style-name="Standard"><text:span text:style-name="T4"><text:s text:c="12"/>Console.WriteLine("\nPorownywanie podpisow z 1 fejka");</text:span></text:p>
      <text:p text:style-name="Standard"><text:span text:style-name="T4"><text:s text:c="12"/>Console.WriteLine("Najmniejsza waga ostateczna to: {0}", minimalny_fejk1);</text:span></text:p>
      <text:p text:style-name="Standard"><text:span text:style-name="T4"><text:s text:c="12"/>Console.WriteLine("Indeks listy najmniejszego elementu to: {0}", indeks_minimalny_fejk1);</text:span></text:p>
      <text:p text:style-name="Standard"><text:span text:style-name="T4"><text:s text:c="12"/>int pierwsze_okno_fejk1 = indeks_minimalny_fejk1 / 9;</text:span></text:p>
      <text:p text:style-name="Standard"><text:span text:style-name="T4"><text:s text:c="12"/>int drugie_okno_fejk1 = indeks_minimalny_fejk1 % 9;</text:span></text:p>
      <text:p text:style-name="Standard"><text:span text:style-name="T4"><text:s text:c="12"/>Console.WriteLine("Najbardziej podobne jest okno {0} i {1}", pierwsze_okno_fejk1, drugie_okno_fejk1);</text:span></text:p>
      <text:p text:style-name="P2"/>
      <text:p text:style-name="Standard"><text:span text:style-name="T4"><text:s text:c="12"/>Console.WriteLine("\nPorownywanie podpisow miedzy 1 a 2 fejkiem");</text:span></text:p>
      <text:p text:style-name="Standard"><text:span text:style-name="T4"><text:s text:c="12"/>Console.WriteLine("Najmniejsza waga ostateczna to: {0}", minimalny_fejk2);</text:span></text:p>
      <text:p text:style-name="Standard"><text:span text:style-name="T4"><text:s text:c="12"/>Console.WriteLine("Indeks listy najmniejszego elementu to: {0}", indeks_minimalny_fejk2);</text:span></text:p>
      <text:p text:style-name="Standard"><text:span text:style-name="T4"><text:s text:c="12"/>int pierwsze_okno_fejk2 = indeks_minimalny_fejk2 / 9;</text:span></text:p>
      <text:p text:style-name="Standard"><text:span text:style-name="T4"><text:s text:c="12"/>int drugie_okno_fejk2 = indeks_minimalny_fejk2 % 9;</text:span></text:p>
      <text:p text:style-name="Standard"><text:span text:style-name="T4"><text:s text:c="12"/>Console.WriteLine("Najbardziej podobne jest okno {0} i {1}", pierwsze_okno_fejk2, drugie_okno_fejk2);</text:span></text:p>
      <text:p text:style-name="P2"/>
      <text:p text:style-name="Standard"><text:span text:style-name="T4"><text:s text:c="12"/>*/</text:span></text:p>
      <text:p text:style-name="P1"/>
      <text:p text:style-name="Standard"><text:span text:style-name="T2"><text:s text:c="12"/></text:span><text:span text:style-name="T4">//---------------------------------------------------------------------</text:span></text:p>
      <text:p text:style-name="P1"/>
      <text:p text:style-name="P1"/>
      <text:p text:style-name="Standard"><text:span text:style-name="T2"><text:s text:c="12"/></text:span><text:span text:style-name="T4">// wybieramy dwa okna ktore porownujemy</text:span></text:p>
      <text:p text:style-name="P1"/>
      <text:p text:style-name="Standard"><text:span text:style-name="T2"><text:s text:c="12"/></text:span><text:span text:style-name="T3">Console</text:span><text:span text:style-name="T2">.Write(</text:span><text:span text:style-name="T5">"Podaj ktore okno bierzesz pod uwage (od 0 do 8): "</text:span><text:span text:style-name="T2">);</text:span></text:p>
      <text:p text:style-name="Standard"><text:soft-page-break/><text:span text:style-name="T2"><text:s text:c="12"/></text:span><text:span text:style-name="T1">int</text:span><text:span text:style-name="T2"> nr_listy0 = </text:span><text:span text:style-name="T1">int</text:span><text:span text:style-name="T2">.Parse(</text:span><text:span text:style-name="T3">Console</text:span><text:span text:style-name="T2">.ReadLine());</text:span></text:p>
      <text:p text:style-name="Standard"><text:span text:style-name="T2"><text:s text:c="12"/></text:span><text:span text:style-name="T3">List</text:span><text:span text:style-name="T2">&lt;ServiceReference1.</text:span><text:span text:style-name="T3">Point</text:span><text:span text:style-name="T2">&gt; lista0 = </text:span><text:span text:style-name="T1">new</text:span><text:span text:style-name="T2"> </text:span><text:span text:style-name="T3">List</text:span><text:span text:style-name="T2">&lt;ServiceReference1.</text:span><text:span text:style-name="T3">Point</text:span><text:span text:style-name="T2">&gt;();</text:span></text:p>
      <text:p text:style-name="Standard"><text:span text:style-name="T2"><text:s text:c="12"/></text:span><text:span text:style-name="T3">Console</text:span><text:span text:style-name="T2">.Write(</text:span><text:span text:style-name="T5">"Podaj ktore okno bierzesz pod uwage (od 0 do 8): "</text:span><text:span text:style-name="T2">);</text:span></text:p>
      <text:p text:style-name="Standard"><text:span text:style-name="T2"><text:s text:c="12"/></text:span><text:span text:style-name="T1">int</text:span><text:span text:style-name="T2"> nr_listy1 = </text:span><text:span text:style-name="T1">int</text:span><text:span text:style-name="T2">.Parse(</text:span><text:span text:style-name="T3">Console</text:span><text:span text:style-name="T2">.ReadLine());</text:span></text:p>
      <text:p text:style-name="Standard"><text:span text:style-name="T2"><text:s text:c="12"/></text:span><text:span text:style-name="T3">List</text:span><text:span text:style-name="T2">&lt;ServiceReference1.</text:span><text:span text:style-name="T3">Point</text:span><text:span text:style-name="T2">&gt; lista1 = </text:span><text:span text:style-name="T1">new</text:span><text:span text:style-name="T2"> </text:span><text:span text:style-name="T3">List</text:span><text:span text:style-name="T2">&lt;ServiceReference1.</text:span><text:span text:style-name="T3">Point</text:span><text:span text:style-name="T2">&gt;();</text:span></text:p>
      <text:p text:style-name="P1"/>
      <text:p text:style-name="Standard"><text:span text:style-name="T2"><text:s text:c="12"/></text:span><text:span text:style-name="T4">//upychanie punktow do listy0 i listy1</text:span></text:p>
      <text:p text:style-name="P1"/>
      <text:p text:style-name="Standard"><text:span text:style-name="T2"><text:s text:c="12"/></text:span><text:span text:style-name="T1">for</text:span><text:span text:style-name="T2"> (</text:span><text:span text:style-name="T1">int</text:span><text:span text:style-name="T2"> i = 0; i &lt; x.RegionsWithStrokesList[nr_listy0].Strokes.Length; i++)</text:span></text:p>
      <text:p text:style-name="Standard"><text:span text:style-name="T2"><text:s text:c="12"/>{</text:span></text:p>
      <text:p text:style-name="Standard"><text:span text:style-name="T2"><text:s text:c="16"/></text:span><text:span text:style-name="T1">int</text:span><text:span text:style-name="T2"> j = 0;</text:span></text:p>
      <text:p text:style-name="Standard"><text:span text:style-name="T2"><text:s text:c="16"/></text:span><text:span text:style-name="T1">while</text:span><text:span text:style-name="T2"> (j &lt; x.RegionsWithStrokesList[nr_listy0].Strokes[i].inquiryPoints.pointsList.Length)</text:span></text:p>
      <text:p text:style-name="Standard"><text:span text:style-name="T2"><text:s text:c="16"/>{</text:span></text:p>
      <text:p text:style-name="Standard"><text:span text:style-name="T2"><text:s text:c="20"/>lista0.Add(x.RegionsWithStrokesList[nr_listy0].Strokes[i].inquiryPoints.pointsList[j]);</text:span></text:p>
      <text:p text:style-name="Standard"><text:span text:style-name="T2"><text:s text:c="20"/>j++;</text:span></text:p>
      <text:p text:style-name="P1"/>
      <text:p text:style-name="Standard"><text:span text:style-name="T2"><text:s text:c="16"/>}</text:span></text:p>
      <text:p text:style-name="P1"/>
      <text:p text:style-name="Standard"><text:span text:style-name="T2"><text:s text:c="12"/>}</text:span></text:p>
      <text:p text:style-name="Standard"><text:span text:style-name="T2"><text:s text:c="12"/></text:span><text:span text:style-name="T1">for</text:span><text:span text:style-name="T2"> (</text:span><text:span text:style-name="T1">int</text:span><text:span text:style-name="T2"> i = 0; i &lt; x.RegionsWithStrokesList[nr_listy1].Strokes.Length; i++)</text:span></text:p>
      <text:p text:style-name="Standard"><text:span text:style-name="T2"><text:s text:c="12"/>{</text:span></text:p>
      <text:p text:style-name="Standard"><text:span text:style-name="T2"><text:s text:c="16"/></text:span><text:span text:style-name="T1">int</text:span><text:span text:style-name="T2"> j = 0;</text:span></text:p>
      <text:p text:style-name="Standard"><text:span text:style-name="T2"><text:s text:c="16"/></text:span><text:span text:style-name="T1">while</text:span><text:span text:style-name="T2"> (j &lt; x.RegionsWithStrokesList[nr_listy1].Strokes[i].inquiryPoints.pointsList.Length)</text:span></text:p>
      <text:p text:style-name="Standard"><text:span text:style-name="T2"><text:s text:c="16"/>{</text:span></text:p>
      <text:p text:style-name="Standard"><text:span text:style-name="T2"><text:s text:c="20"/>lista1.Add(x.RegionsWithStrokesList[nr_listy1].Strokes[i].inquiryPoints.pointsList[j]);</text:span></text:p>
      <text:p text:style-name="Standard"><text:span text:style-name="T2"><text:s text:c="20"/>j++;</text:span></text:p>
      <text:p text:style-name="Standard"><text:span text:style-name="T2"><text:s text:c="16"/>}</text:span></text:p>
      <text:p text:style-name="Standard"><text:span text:style-name="T2"><text:s text:c="12"/>}</text:span></text:p>
      <text:p text:style-name="Standard"><text:span text:style-name="T2"><text:s text:c="12"/></text:span><text:span text:style-name="T3">Console</text:span><text:span text:style-name="T2">.WriteLine(lista0.Count);</text:span></text:p>
      <text:p text:style-name="Standard"><text:span text:style-name="T2"><text:s text:c="12"/></text:span><text:span text:style-name="T3">Console</text:span><text:span text:style-name="T2">.WriteLine(lista1.Count);</text:span></text:p>
      <text:p text:style-name="Standard"><text:span text:style-name="T2"><text:s text:c="12"/></text:span><text:span text:style-name="T4">//wyswietlanie force, x, y dla punktow w tablicy 1</text:span></text:p>
      <text:p text:style-name="Standard"><text:span text:style-name="T2"><text:s text:c="12"/></text:span></text:p>
      <text:p text:style-name="Standard"><text:span text:style-name="T2"><text:s text:c="12"/></text:span><text:span text:style-name="T3">Console</text:span><text:span text:style-name="T2">.WriteLine(</text:span><text:span text:style-name="T5">"\n Punkt(\"force\",x,y)\n"</text:span><text:span text:style-name="T2">);</text:span></text:p>
      <text:p text:style-name="P1"/>
      <text:p text:style-name="Standard"><text:span text:style-name="T2"><text:s text:c="12"/></text:span><text:span text:style-name="T1">foreach</text:span><text:span text:style-name="T2"> (ServiceReference1.</text:span><text:span text:style-name="T3">Point</text:span><text:span text:style-name="T2"> punkcik </text:span><text:span text:style-name="T1">in</text:span><text:span text:style-name="T2"> lista0)</text:span></text:p>
      <text:p text:style-name="Standard"><text:span text:style-name="T2"><text:s text:c="12"/>{</text:span></text:p>
      <text:p text:style-name="Standard"><text:span text:style-name="T2"><text:s text:c="16"/></text:span><text:span text:style-name="T3">Console</text:span><text:span text:style-name="T2">.Write(</text:span><text:span text:style-name="T5">"({0}, {1}, {2})**"</text:span><text:span text:style-name="T2">, punkcik.force, punkcik.x, punkcik.y);</text:span></text:p>
      <text:p text:style-name="Standard"><text:span text:style-name="T2"><text:s text:c="12"/>}</text:span></text:p>
      <text:p text:style-name="Standard"><text:span text:style-name="T2"><text:s text:c="12"/></text:span><text:span text:style-name="T3">Console</text:span><text:span text:style-name="T2">.WriteLine(</text:span><text:span text:style-name="T5">"\n\n"</text:span><text:span text:style-name="T2">);</text:span></text:p>
      <text:p text:style-name="Standard"><text:span text:style-name="T2"><text:s text:c="12"/></text:span><text:span text:style-name="T1">foreach</text:span><text:span text:style-name="T2"> (ServiceReference1.</text:span><text:span text:style-name="T3">Point</text:span><text:span text:style-name="T2"> punkcik </text:span><text:span text:style-name="T1">in</text:span><text:span text:style-name="T2"> lista1)</text:span></text:p>
      <text:p text:style-name="Standard"><text:span text:style-name="T2"><text:s text:c="12"/>{</text:span></text:p>
      <text:p text:style-name="Standard"><text:span text:style-name="T2"><text:s text:c="16"/></text:span><text:span text:style-name="T3">Console</text:span><text:span text:style-name="T2">.Write(</text:span><text:span text:style-name="T5">"({0}, {1}, {2})**"</text:span><text:span text:style-name="T2">, punkcik.force, punkcik.x, punkcik.y);</text:span></text:p>
      <text:p text:style-name="Standard"><text:span text:style-name="T2"><text:s text:c="12"/>}</text:span></text:p>
      <text:p text:style-name="Standard"><text:span text:style-name="T2"><text:s text:c="16"/></text:span><text:span text:style-name="T4">//liczenie wagi dla listy0 i listy1</text:span></text:p>
      <text:p text:style-name="Standard"><text:span text:style-name="T2"><text:s text:c="16"/></text:span><text:span text:style-name="T3">List</text:span><text:span text:style-name="T2">&lt;</text:span><text:span text:style-name="T1">double</text:span><text:span text:style-name="T2">&gt; wagi_ostatecznelista_fake1 = </text:span><text:span text:style-name="T1">new</text:span><text:span text:style-name="T2"> </text:span><text:span text:style-name="T3">List</text:span><text:span text:style-name="T2">&lt;</text:span><text:span text:style-name="T1">double</text:span><text:span text:style-name="T2">&gt;();</text:span></text:p>
      <text:p text:style-name="Standard"><text:span text:style-name="T2"><text:s text:c="12"/></text:span><text:span text:style-name="T1">double</text:span><text:span text:style-name="T2"> minimalny_fejk1 = 100000;</text:span></text:p>
      <text:p text:style-name="Standard"><text:span text:style-name="T2"><text:s text:c="12"/></text:span><text:span text:style-name="T1">int</text:span><text:span text:style-name="T2"> indeks_minimalny_fejk1 = 1000;</text:span></text:p>
      <text:p text:style-name="Standard"><text:span text:style-name="T2"><text:s text:c="12"/></text:span><text:span text:style-name="T1">double</text:span><text:span text:style-name="T2"> Waga = DTWDistance(lista0, lista1);</text:span></text:p>
      <text:p text:style-name="Standard"><text:span text:style-name="T2"><text:s text:c="12"/></text:span><text:span text:style-name="T4">//Console.WriteLine("\nWaga niepodobienstwa to : {0}\n", Waga);</text:span></text:p>
      <text:p text:style-name="Standard"><text:span text:style-name="T2"><text:s text:c="12"/></text:span><text:span text:style-name="T1">int</text:span><text:span text:style-name="T2"> punkty_lista0 = 0;</text:span></text:p>
      <text:p text:style-name="Standard"><text:span text:style-name="T2"><text:s text:c="12"/></text:span><text:span text:style-name="T1">for</text:span><text:span text:style-name="T2"> (</text:span><text:span text:style-name="T1">int</text:span><text:span text:style-name="T2"> i = 0; i &lt; x.RegionsWithStrokesList[nr_listy0].Strokes.Length; i++)</text:span></text:p>
      <text:p text:style-name="Standard"><text:span text:style-name="T2"><text:s text:c="12"/>{</text:span></text:p>
      <text:p text:style-name="Standard"><text:span text:style-name="T2"><text:s text:c="16"/>punkty_lista0 = punkty_lista0 + x.RegionsWithStrokesList[nr_listy0].Strokes[i].inquiryPoints.pointsList.Length;</text:span></text:p>
      <text:p text:style-name="Standard"><text:span text:style-name="T2"><text:s text:c="12"/>}</text:span></text:p>
      <text:p text:style-name="Standard"><text:span text:style-name="T2"><text:s text:c="12"/></text:span><text:span text:style-name="T1">int</text:span><text:span text:style-name="T2"> punkty_lista1 = 0;</text:span></text:p>
      <text:p text:style-name="Standard"><text:span text:style-name="T2"><text:s text:c="12"/></text:span><text:span text:style-name="T1">for</text:span><text:span text:style-name="T2"> (</text:span><text:span text:style-name="T1">int</text:span><text:span text:style-name="T2"> i = 0; i &lt; x.RegionsWithStrokesList[nr_listy1].Strokes.Length; i++)</text:span></text:p>
      <text:p text:style-name="Standard"><text:span text:style-name="T2"><text:s text:c="12"/>{</text:span></text:p>
      <text:p text:style-name="Standard"><text:span text:style-name="T2"><text:s text:c="16"/>punkty_lista1 = punkty_lista1 + x.RegionsWithStrokesList[nr_listy1].Strokes[i].inquiryPoints.pointsList.Length;</text:span></text:p>
      <text:p text:style-name="Standard"><text:span text:style-name="T2"><text:s text:c="12"/>}</text:span></text:p>
      <text:p text:style-name="Standard"><text:soft-page-break/><text:span text:style-name="T2"><text:s text:c="12"/></text:span><text:span text:style-name="T1">double</text:span><text:span text:style-name="T2"> Waga_ostateczna = Waga / (punkty_lista0 + punkty_lista1);</text:span></text:p>
      <text:p text:style-name="Standard"><text:span text:style-name="T2"><text:s text:c="12"/></text:span><text:span text:style-name="T4">//Console.WriteLine("Waga ostateczna to {0}", Waga_ostateczna);</text:span></text:p>
      <text:p text:style-name="Standard"><text:span text:style-name="T2"><text:s text:c="12"/>wagi_ostatecznelista_fake1.Add(Waga_ostateczna);</text:span></text:p>
      <text:p text:style-name="P1"/>
      <text:p text:style-name="P1"/>
      <text:p text:style-name="P1"/>
      <text:p text:style-name="Standard"><text:span text:style-name="T2"><text:s text:c="12"/></text:span><text:span text:style-name="T1">for</text:span><text:span text:style-name="T2"> (</text:span><text:span text:style-name="T1">int</text:span><text:span text:style-name="T2"> i = 0; i &lt; wagi_ostatecznelista_fake1.Count; i++)</text:span></text:p>
      <text:p text:style-name="Standard"><text:span text:style-name="T2"><text:s text:c="12"/>{</text:span></text:p>
      <text:p text:style-name="Standard"><text:span text:style-name="T2"><text:s text:c="16"/></text:span><text:span text:style-name="T1">if</text:span><text:span text:style-name="T2"> (wagi_ostatecznelista_fake1[i] &lt; minimalny_fejk1 &amp;&amp; wagi_ostatecznelista_fake1[i] &gt; 0)</text:span></text:p>
      <text:p text:style-name="Standard"><text:span text:style-name="T2"><text:s text:c="16"/>{</text:span></text:p>
      <text:p text:style-name="Standard"><text:span text:style-name="T2"><text:s text:c="20"/>minimalny_fejk1 = wagi_ostatecznelista_fake1[i];</text:span></text:p>
      <text:p text:style-name="Standard"><text:span text:style-name="T2"><text:s text:c="20"/>indeks_minimalny_fejk1 = i;</text:span></text:p>
      <text:p text:style-name="Standard"><text:span text:style-name="T2"><text:s text:c="16"/>}</text:span></text:p>
      <text:p text:style-name="Standard"><text:span text:style-name="T2"><text:s text:c="12"/>}</text:span></text:p>
      <text:p text:style-name="Standard"><text:span text:style-name="T2"><text:s text:c="12"/></text:span><text:span text:style-name="T1">for</text:span><text:span text:style-name="T2"> (</text:span><text:span text:style-name="T1">int</text:span><text:span text:style-name="T2"> i = 0; i &lt; 9; i++)</text:span></text:p>
      <text:p text:style-name="Standard"><text:span text:style-name="T2"><text:s text:c="12"/>{</text:span></text:p>
      <text:p text:style-name="Standard"><text:span text:style-name="T2"><text:s text:c="16"/>ServiceReference1.</text:span><text:span text:style-name="T3">Point</text:span><text:span text:style-name="T2"> punkt = x.RegionsWithStrokesList[i].Strokes[0].inquiryPoints.pointsList[0];</text:span></text:p>
      <text:p text:style-name="Standard"><text:span text:style-name="T2"><text:s text:c="16"/></text:span><text:span text:style-name="T1">string</text:span><text:span text:style-name="T2"> rozmiar_okna_x = x.RegionsWithStrokesList[i].Region.Width.ToString();</text:span></text:p>
      <text:p text:style-name="Standard"><text:span text:style-name="T2"><text:s text:c="16"/></text:span><text:span text:style-name="T1">string</text:span><text:span text:style-name="T2"> rozmiar_okna_y = x.RegionsWithStrokesList[i].Region.Height.ToString();</text:span></text:p>
      <text:p text:style-name="Standard"><text:span text:style-name="T2"><text:s text:c="16"/></text:span><text:span text:style-name="T3">Console</text:span><text:span text:style-name="T2">.WriteLine(</text:span><text:span text:style-name="T5">"\n Rozmiar okna to: (szerokosc){0} na (wysokosc){1}, współrzędne 1 punktu to({2}; {3}; {4})"</text:span><text:span text:style-name="T2">, rozmiar_okna_x, rozmiar_okna_y, punkt.force, punkt.x, punkt.y);</text:span></text:p>
      <text:p text:style-name="Standard"><text:span text:style-name="T2"><text:s text:c="12"/>}</text:span></text:p>
      <text:p text:style-name="Standard"><text:span text:style-name="T2"><text:s text:c="12"/></text:span></text:p>
      <text:p text:style-name="Standard"><text:span text:style-name="T2"><text:s text:c="12"/></text:span><text:span text:style-name="T3">Console</text:span><text:span text:style-name="T2">.WriteLine(</text:span><text:span text:style-name="T5">"\nKONIEC"</text:span><text:span text:style-name="T2">);</text:span></text:p>
      <text:p text:style-name="Standard"><text:span text:style-name="T2"><text:s text:c="12"/></text:span><text:span text:style-name="T3">Console</text:span><text:span text:style-name="T2">.ReadKey();</text:span></text:p>
      <text:p text:style-name="Standard"><text:span text:style-name="T2"><text:s text:c="8"/>}</text:span></text:p>
      <text:p text:style-name="Standard"><text:span text:style-name="T2"><text:s text:c="12"/></text:span></text:p>
      <text:p text:style-name="Standard"><text:span text:style-name="T2"><text:s text:c="12"/></text:span><text:span text:style-name="T4">//liczenie ilosci punktow dla listy0 i listy1</text:span></text:p>
      <text:p text:style-name="Standard"><text:span text:style-name="T2"><text:s text:c="12"/></text:span><text:span text:style-name="T4">/*</text:span></text:p>
      <text:p text:style-name="Standard"><text:span text:style-name="T4"><text:s text:c="12"/>int punkty_lista0 = 0;</text:span></text:p>
      <text:p text:style-name="Standard"><text:span text:style-name="T4"><text:s text:c="12"/>for (int i = 0; i &lt; x.RegionsWithStrokesList[nr_listy0].Strokes.Length; i++)</text:span></text:p>
      <text:p text:style-name="Standard"><text:span text:style-name="T4"><text:s text:c="12"/>{</text:span></text:p>
      <text:p text:style-name="Standard"><text:span text:style-name="T4"><text:s text:c="16"/>punkty_lista0 = punkty_lista0 + x.RegionsWithStrokesList[nr_listy0].Strokes[i].inquiryPoints.pointsList.Length;</text:span></text:p>
      <text:p text:style-name="Standard"><text:span text:style-name="T4"><text:s text:c="12"/>}</text:span></text:p>
      <text:p text:style-name="Standard"><text:span text:style-name="T4"><text:s text:c="12"/>int punkty_lista1 = 0;</text:span></text:p>
      <text:p text:style-name="Standard"><text:span text:style-name="T4"><text:s text:c="12"/>for (int i = 0; i &lt; x.RegionsWithStrokesList[nr_listy1].Strokes.Length; i++)</text:span></text:p>
      <text:p text:style-name="Standard"><text:span text:style-name="T4"><text:s text:c="12"/>{</text:span></text:p>
      <text:p text:style-name="Standard"><text:span text:style-name="T4"><text:s text:c="16"/>punkty_lista1 = punkty_lista1 + x.RegionsWithStrokesList[nr_listy1].Strokes[i].inquiryPoints.pointsList.Length;</text:span></text:p>
      <text:p text:style-name="Standard"><text:span text:style-name="T4"><text:s text:c="12"/>}</text:span></text:p>
      <text:p text:style-name="Standard"><text:span text:style-name="T4"><text:s text:c="12"/>*/</text:span></text:p>
      <text:p text:style-name="Standard"><text:span text:style-name="T2"><text:s text:c="12"/></text:span><text:span text:style-name="T4">//wyswietlanie ilosci punktow w listach0 i 1</text:span></text:p>
      <text:p text:style-name="Standard"><text:span text:style-name="T2"><text:s text:c="12"/></text:span><text:span text:style-name="T4">/*</text:span></text:p>
      <text:p text:style-name="Standard"><text:span text:style-name="T4"><text:s text:c="12"/>Console.WriteLine("\nLista0 ma {0} punktow. Lista1 ma {1} punktow.", punkty_lista0, punkty_lista1);</text:span></text:p>
      <text:p text:style-name="Standard"><text:span text:style-name="T4"><text:s text:c="12"/>*/</text:span></text:p>
      <text:p text:style-name="Standard"><text:span text:style-name="T2"><text:s text:c="12"/></text:span><text:span text:style-name="T4">//waga ostateczna dla listy0 i listy1</text:span></text:p>
      <text:p text:style-name="Standard"><text:span text:style-name="T2"><text:s text:c="12"/></text:span><text:span text:style-name="T4">/*</text:span></text:p>
      <text:p text:style-name="Standard"><text:span text:style-name="T4"><text:s text:c="12"/>double Waga_ostateczna = Waga / (punkty_lista0 + punkty_lista1);</text:span></text:p>
      <text:p text:style-name="Standard"><text:span text:style-name="T4"><text:s text:c="12"/>Console.WriteLine("Waga ostateczna to {0}", Waga_ostateczna);</text:span></text:p>
      <text:p text:style-name="Standard"><text:span text:style-name="T4"><text:s text:c="12"/>*/</text:span></text:p>
      <text:p text:style-name="P1"/>
      <text:p text:style-name="P1"/>
      <text:p text:style-name="P1"/>
      <text:p text:style-name="Standard"><text:span text:style-name="T2"><text:s text:c="12"/></text:span><text:span text:style-name="T4">/*</text:span></text:p>
      <text:p text:style-name="Standard"><text:span text:style-name="T4"><text:s text:c="12"/>List&lt;ServiceReference1.Point&gt; punkty = new List&lt;ServiceReference1.Point&gt;();</text:span></text:p>
      <text:p text:style-name="Standard"><text:span text:style-name="T4"><text:s text:c="12"/>for (int i = 0; i &lt; x.RegionsWithStrokesList[0].Strokes.Length; i++)</text:span></text:p>
      <text:p text:style-name="Standard"><text:span text:style-name="T4"><text:s text:c="12"/>{</text:span></text:p>
      <text:p text:style-name="Standard"><text:span text:style-name="T4"><text:s text:c="16"/>for (int j = 0; i &lt; x.RegionsWithStrokesList[0].Strokes[i].inquiryPoints.pointsList.Length; j++)</text:span></text:p>
      <text:p text:style-name="Standard"><text:soft-page-break/><text:span text:style-name="T4"><text:s text:c="16"/>{</text:span></text:p>
      <text:p text:style-name="Standard"><text:span text:style-name="T4"><text:s text:c="20"/>punkty.AddRange(x.RegionsWithStrokesList[0].Strokes[i].inquiryPoints.pointsList.ToList());</text:span></text:p>
      <text:p text:style-name="Standard"><text:span text:style-name="T4"><text:s text:c="16"/>}</text:span></text:p>
      <text:p text:style-name="Standard"><text:span text:style-name="T4"><text:s text:c="12"/>} <text:s text:c="10"/></text:span></text:p>
      <text:p text:style-name="Standard"><text:span text:style-name="T4"><text:s text:c="12"/>*/</text:span></text:p>
      <text:p text:style-name="P1"/>
      <text:p text:style-name="Standard"><text:span text:style-name="T2"><text:s text:c="12"/></text:span></text:p>
      <text:p text:style-name="P1"/>
      <text:p text:style-name="P1"/>
      <text:p text:style-name="P1"/>
      <text:p text:style-name="P1"/>
      <text:p text:style-name="Standard"><text:span text:style-name="T2"><text:s text:c="8"/>}</text:span></text:p>
      <text:p text:style-name="Standard"><text:span text:style-name="T2"><text:s text:c="4"/>}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8S</meta:editing-duration>
    <meta:editing-cycles>3</meta:editing-cycles>
    <meta:generator>LibreOffice/5.0.1.2$Windows_X86_64 LibreOffice_project/81898c9f5c0d43f3473ba111d7b351050be20261</meta:generator>
    <dc:date>2015-12-20T14:02:28.033000000</dc:date>
    <meta:document-statistic meta:table-count="0" meta:image-count="0" meta:object-count="0" meta:page-count="8" meta:paragraph-count="372" meta:word-count="1482" meta:character-count="19022" meta:non-whitespace-character-count="12235"/>
    <meta:user-defined meta:name="Info 1"/>
    <meta:user-defined meta:name="Info 2"/>
    <meta:user-defined meta:name="Info 3"/>
    <meta:user-defined meta:name="Info 4"/>
  </office:meta>
</office:document-meta>
</file>